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svg+xml" manifest:full-path="Pictures/200000010000358900000FD0592DFEE1.svg"/>
  <manifest:file-entry manifest:media-type="image/svg+xml" manifest:full-path="Pictures/200000010000179100000B44D3D904C4.sv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2S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outline1">
      <style:graphic-properties fo:min-height="8.942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fo:min-height="7.442cm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7.692cm" svg:x="1.4cm" svg:y="8.5cm" presentation:class="outline">
          <draw:text-box>
            <text:list text:style-name="L1">
              <text:list-header>
                <text:p>pour le</text:p>
                <text:p>WEB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8.5cm" presentation:class="outline">
          <draw:text-box>
            <text:list text:style-name="L1">
              <text:list-header>
                <text:p>pour les<text:line-break/>bases de données</text:p>
              </text:list-header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8.5cm" presentation:class="outline">
          <draw:text-box>
            <text:list text:style-name="L1">
              <text:list-header>
                <text:p>pour des<text:line-break/>interfaces graphiques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8.5cm" presentation:class="outline">
          <draw:text-box>
            <text:list text:style-name="L1">
              <text:list-header>
                <text:p><text:line-break/>pour l'éducation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8.5cm" presentation:class="outline" presentation:user-transformed="true">
          <draw:text-box>
            <text:list text:style-name="L1">
              <text:list-header>
                <text:p>pour le</text:p>
                <text:p>calcul scientifique</text:p>
              </text:list-header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7.692cm" svg:x="1.4cm" svg:y="8.5cm" presentation:class="outline">
          <draw:text-box>
            <text:list text:style-name="L1">
              <text:list-header>
                <text:p>pour les jeux</text:p>
              </text:list-header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7.692cm" svg:x="1.4cm" svg:y="8.5cm" presentation:class="outline" presentation:user-transformed="true">
          <draw:text-box>
            <text:list text:style-name="L1">
              <text:list-header>
                <text:p>pour</text:p>
                <text:p>l'administrateur système</text:p>
              </text:list-header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4.639cm" svg:height="12.179cm" svg:x="1.4cm" svg:y="8.5cm" presentation:class="outline">
          <draw:text-box>
            <text:list text:style-name="L1">
              <text:list-header>
                <text:p>pour la<text:line-break/>programmation réseau</text:p>
              </text:list-header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7.692cm" svg:x="1.4cm" svg:y="8.5cm" presentation:class="outline" presentation:user-transformed="true">
          <draw:text-box>
            <text:list text:style-name="L1">
              <text:list-header>
                <text:p>pour le Cloud</text:p>
              </text:list-header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4.639cm" svg:height="7.692cm" svg:x="1.4cm" svg:y="8.5cm" presentation:class="outline">
          <draw:text-box>
            <text:list text:style-name="L1">
              <text:list-header>
                <text:p>Langage universel</text:p>
              </text:list-header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1S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60pt" fo:font-style="normal" fo:text-shadow="none" style:text-underline-style="none" fo:font-weight="bold" style:letter-kerning="true" style:font-family-asian="'Droid Sans'" style:font-family-generic-asian="system" style:font-pitch-asian="variable" style:font-size-asian="60pt" style:font-style-asian="normal" style:font-weight-asian="bold" style:font-family-complex="FreeSans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8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10.5cm" svg:height="5.018cm" svg:x="17.5cm" svg:y="16cm">
        <draw:image xlink:href="Pictures/200000010000179100000B44D3D904C4.svg" xlink:type="simple" xlink:show="embed" xlink:actuate="onLoad">
          <text:p/>
        </draw:image>
      </draw:frame>
      <draw:frame draw:style-name="Mgr3" draw:text-style-name="MP4" draw:layer="backgroundobjects" svg:width="25.397cm" svg:height="7.5cm" svg:x="1.601cm" svg:y="0cm">
        <draw:image xlink:href="Pictures/200000010000358900000FD0592DFEE1.sv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Combelles</meta:initial-creator>
    <meta:creation-date>2012-06-18T18:11:18</meta:creation-date>
    <dc:date>2012-06-19T10:58:47</dc:date>
    <dc:creator>Christophe Combelles</dc:creator>
    <meta:editing-duration>PT1M14S</meta:editing-duration>
    <meta:editing-cycles>6</meta:editing-cycles>
    <meta:generator>LibreOffice/3.5$Linux_x86 LibreOffice_project/350m1$Build-2</meta:generator>
    <meta:document-statistic meta:object-count="63"/>
  </office:meta>
</office:document-meta>
</file>